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fo:font-size="18pt" style:text-underline-style="solid" style:text-underline-width="auto" style:text-underline-color="font-color" officeooo:paragraph-rsid="0013c9c5" style:font-size-asian="18pt" style:font-size-complex="18pt"/>
    </style:style>
    <style:style style:name="P2" style:family="paragraph" style:parent-style-name="Heading_20_1">
      <style:paragraph-properties fo:line-height="100%" fo:text-align="center" style:justify-single-word="false"/>
      <style:text-properties fo:font-size="18pt" officeooo:paragraph-rsid="0013c9c5" style:font-size-asian="18pt" style:font-size-complex="18pt"/>
    </style:style>
    <style:style style:name="P3" style:family="paragraph" style:parent-style-name="Text_20_body">
      <style:text-properties officeooo:paragraph-rsid="000de815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Heading_20_2">
      <style:text-properties fo:font-size="12pt" officeooo:paragraph-rsid="0012aa97" style:font-size-asian="12pt" style:font-size-complex="12pt"/>
    </style:style>
    <style:style style:name="P9" style:family="paragraph" style:parent-style-name="Text_20_body">
      <style:text-properties fo:font-size="12pt" officeooo:paragraph-rsid="0012aa97" style:font-size-asian="12pt" style:font-size-complex="12pt"/>
    </style:style>
    <style:style style:name="P10" style:family="paragraph" style:parent-style-name="Text_20_body">
      <style:text-properties fo:font-size="12pt" fo:font-weight="bold" officeooo:paragraph-rsid="0012aa97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2aa9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RIGLIA DI OSSERVAZIONE</text:h>
      <text:h text:style-name="P2" text:outline-level="1">DELLA DIMENSIONE DELLA RELAZIONE, DELL'INTERAZIONE E DELLA SOCIALIZZAZIONE</text:h>
      <text:p text:style-name="P3"><text:span text:style-name="Strong_20_Emphasis">Data osservazione:</text:span> _______________ <text:s/><text:span text:style-name="T1">Classe frequentata</text:span>: _______<text:line-break/><text:span text:style-name="Strong_20_Emphasis">Contesto prevalente:</text:span> □ Classe □ Piccolo gruppo □ Attività laboratoriale<text:line-break/><text:span text:style-name="Strong_20_Emphasis">Osservatori:</text:span> _______________</text:p>
      <text:h text:style-name="P4" text:outline-level="2">INTEGRAZIONE NEL GRUPPO CLASSE</text:h>
      <text:h text:style-name="P5" text:outline-level="3">Livello di inserimento</text:h>
      <text:p text:style-name="P6">[ <text:s/>] Perfettamente integrato, parte attiva del gruppo </text:p>
      <text:p text:style-name="P6">[ <text:s/>] Ben integrato, relazioni stabili e positive </text:p>
      <text:p text:style-name="P6">[ <text:s/>] Discretamente integrato, relazioni selettive </text:p>
      <text:p text:style-name="P6">[ <text:s/>] Parzialmente integrato, relazioni limitate </text:p>
      <text:p text:style-name="P6">[ <text:s/>] Scarsa integrazione, tendenza all'isolamento </text:p>
      <text:p text:style-name="P7">[ <text:s/>] Non integrato, estraneità al gruppo </text:p>
      <text:h text:style-name="P5" text:outline-level="3">Accettazione da parte dei compagni</text:h>
      <text:p text:style-name="P6">[ <text:s/>] Molto ricercato, punto di riferimento </text:p>
      <text:p text:style-name="P6">[ <text:s/>] Ben accettato dalla maggioranza </text:p>
      <text:p text:style-name="P6">[ <text:s/>] Accettato da un gruppo ristretto </text:p>
      <text:p text:style-name="P6">[ <text:s/>] Accettato passivamente </text:p>
      <text:p text:style-name="P6">[ <text:s/>] Poco accettato, ai margini </text:p>
      <text:p text:style-name="P7">[ <text:s/>] Escluso o rifiutato </text:p>
      <text:h text:style-name="P8" text:outline-level="2">MODALITÀ DI INTERAZIONE CON I PARI</text:h>
      <text:h text:style-name="P5" text:outline-level="3">Iniziativa relazionale</text:h>
      <text:p text:style-name="P6">[ <text:s/>] Prende sempre l'iniziativa, molto propositivo </text:p>
      <text:p text:style-name="P6">[ <text:s/>] Prende spesso l'iniziativa nelle relazioni </text:p>
      <text:p text:style-name="P6">[ <text:s/>] Prende iniziativa solo in contesti conosciuti </text:p>
      <text:p text:style-name="P6">[ <text:s/>] Raramente prende l'iniziativa </text:p>
      <text:p text:style-name="P6">[ <text:s/>] Aspetta sempre di essere coinvolto </text:p>
      <text:p text:style-name="P7">[ <text:s/>] Evita attivamente le interazioni </text:p>
      <text:h text:style-name="P5" text:outline-level="3">Apertura verso gli altri</text:h>
      <text:p text:style-name="P6">[ <text:s/>] Molto aperto, inclusivo con tutti </text:p>
      <text:p text:style-name="P6">[ <text:s/>] Aperto e disponibile </text:p>
      <text:p text:style-name="P6">[ <text:s/>] Selettivo ma disponibile </text:p>
      <text:p text:style-name="P6">[ <text:s/>] Riservato, si apre con difficoltà </text:p>
      <text:p text:style-name="P6">[ <text:s/>] Chiuso, diffidente </text:p>
      <text:p text:style-name="P7">[ <text:s/>] Necessita di mediazione intensiva per accedere alla relazione </text:p>
      <text:h text:style-name="P5" text:outline-level="3"><text:soft-page-break/>Quantità di relazioni</text:h>
      <text:p text:style-name="P6">[ <text:s/>] Molte amicizie, rete sociale ampia </text:p>
      <text:p text:style-name="P6">[ <text:s/>] Diverse amicizie significative </text:p>
      <text:p text:style-name="P6">[ <text:s/>] Piccolo gruppo di amici stabili </text:p>
      <text:p text:style-name="P6">[ <text:s/>] Poche relazioni, 1-2 amici </text:p>
      <text:p text:style-name="P6">[ <text:s/>] Relazioni occasionali, nessuna stabile </text:p>
      <text:p text:style-name="P7">[ <text:s/>] Nessuna relazione significativa </text:p>
      <text:h text:style-name="P5" text:outline-level="3">Qualità delle relazioni</text:h>
      <text:p text:style-name="P6">[ <text:s/>] Profonde, autentiche, empatiche </text:p>
      <text:p text:style-name="P6">[ <text:s/>] Positive, costruttive, rispettose </text:p>
      <text:p text:style-name="P6">[ <text:s/>] Cordiali, superficiali ma positive </text:p>
      <text:p text:style-name="P6">[ <text:s/>] Fragili, instabili </text:p>
      <text:p text:style-name="P6">[ <text:s/>] Problematiche, conflittuali </text:p>
      <text:p text:style-name="P7">[ <text:s/>] Assenti o distruttive </text:p>
      <text:h text:style-name="P4" text:outline-level="2">CARATTERISTICHE PERSONALI NELLE RELAZIONI</text:h>
      <text:h text:style-name="P5" text:outline-level="3">Temperamento sociale</text:h>
      <text:p text:style-name="P6">[ <text:s/>] Estroverso, espansivo, vivace </text:p>
      <text:p text:style-name="P6">[ <text:s/>] Socievole, comunicativo </text:p>
      <text:p text:style-name="P6">[ <text:s/>] Equilibrato tra estroversione e introversione </text:p>
      <text:p text:style-name="P6">[ <text:s/>] Timido, riservato </text:p>
      <text:p text:style-name="P6">[ <text:s/>] Introverso, poco comunicativo </text:p>
      <text:p text:style-name="P7">[ <text:s/>] Chiuso, evitante </text:p>
      <text:h text:style-name="P5" text:outline-level="3">Sicurezza di sé nelle relazioni</text:h>
      <text:p text:style-name="P6">[ <text:s/>] Molto sicuro, disinvolto </text:p>
      <text:p text:style-name="P6">[ <text:s/>] Sicuro, a proprio agio </text:p>
      <text:p text:style-name="P6">[ <text:s/>] Abbastanza sicuro in contesti noti </text:p>
      <text:p text:style-name="P6">[ <text:s/>] Insicuro, ansioso nelle interazioni </text:p>
      <text:p text:style-name="P6">[ <text:s/>] Molto insicuro, evita l'esposizione </text:p>
      <text:p text:style-name="P7">[ <text:s/>] Totalmente insicuro, bloccato </text:p>
      <text:h text:style-name="P5" text:outline-level="3">Empatia e sensibilità</text:h>
      <text:p text:style-name="P6">[ <text:s/>] Molto empatico, attento ai bisogni altrui </text:p>
      <text:p text:style-name="P6">[ <text:s/>] Empatico, sa mettersi nei panni degli altri </text:p>
      <text:p text:style-name="P6">[ <text:s/>] Sensibile in situazioni evidenti </text:p>
      <text:p text:style-name="P6">[ <text:s/>] Poco sensibile alle emozioni altrui </text:p>
      <text:p text:style-name="P6">[ <text:s/>] Scarsa empatia, centrato su di sé </text:p>
      <text:p text:style-name="P7">[ <text:s/>] Non mostra segnali di riconoscimento emotivo altrui </text:p>
      <text:h text:style-name="P4" text:outline-level="2"><text:soft-page-break/>COMPETENZE SOCIALI</text:h>
      <text:h text:style-name="P5" text:outline-level="3">Comunicazione verbale</text:h>
      <text:p text:style-name="P6">[ <text:s/>] Comunica con efficacia, chiarezza ed espressività </text:p>
      <text:p text:style-name="P6">[ <text:s/>] Comunica bene, si esprime adeguatamente </text:p>
      <text:p text:style-name="P6">[ <text:s/>] Comunica in modo essenziale ma comprensibile </text:p>
      <text:p text:style-name="P6">[ <text:s/>] Comunica con difficoltà, poco chiaro </text:p>
      <text:p text:style-name="P6">[ <text:s/>] Comunicazione molto limitata </text:p>
      <text:p text:style-name="P7">[ <text:s/>] Non comunica o comunica in modo inadeguato </text:p>
      <text:h text:style-name="P5" text:outline-level="3">Comunicazione non verbale</text:h>
      <text:p text:style-name="P6">[ <text:s/>] Postura aperta, contatto visivo, sorriso </text:p>
      <text:p text:style-name="P6">[ <text:s/>] Linguaggio del corpo positivo e adeguato </text:p>
      <text:p text:style-name="P6">[ <text:s/>] Comunicazione non verbale essenziale </text:p>
      <text:p text:style-name="P6">[ <text:s/>] Postura chiusa, poco contatto visivo </text:p>
      <text:p text:style-name="P6">[ <text:s/>] Segnali di chiusura e disagio evidenti </text:p>
      <text:p text:style-name="P7">[ <text:s/>] Comunicazione non verbale problematica </text:p>
      <text:h text:style-name="P5" text:outline-level="3">Ascolto</text:h>
      <text:p text:style-name="P6">[ <text:s/>] Ascolta attivamente, attento e partecipe </text:p>
      <text:p text:style-name="P6">[ <text:s/>] Ascolta con attenzione e interesse </text:p>
      <text:p text:style-name="P6">[ <text:s/>] Ascolta se direttamente coinvolto </text:p>
      <text:p text:style-name="P6">[ <text:s/>] Ascolta distrattamente </text:p>
      <text:p text:style-name="P6">[ <text:s/>] Ascolta poco, spesso distratto </text:p>
      <text:p text:style-name="P7">[ <text:s/>] Non ascolta, interrompe continuamente </text:p>
      <text:h text:style-name="P5" text:outline-level="3">Capacità di dialogo</text:h>
      <text:p text:style-name="P6">[ <text:s/>] Dialoga con fluidità, rispetta i turni </text:p>
      <text:p text:style-name="P6">[ <text:s/>] Dialoga adeguatamente, sa confrontarsi </text:p>
      <text:p text:style-name="P6">[ <text:s/>] Dialoga in modo semplice ma corretto </text:p>
      <text:p text:style-name="P6">[ <text:s/>] Fatica a mantenere il dialogo </text:p>
      <text:p text:style-name="P6">[ <text:s/>] Dialogo molto limitato o monodirezionale </text:p>
      <text:p text:style-name="P7">[ <text:s/>] Assenza di dialogo costruttivo </text:p>
      <text:h text:style-name="P5" text:outline-level="3">Attesa e gestione dei turni</text:h>
      <text:p text:style-name="P6">[ <text:s/>] Rispetta i turni spontaneamente, paziente </text:p>
      <text:p text:style-name="P6">[ <text:s/>] Attende il proprio turno se la situazione è chiara </text:p>
      <text:p text:style-name="P6">[ <text:s/>] Necessita di richiami per rispettare i turni </text:p>
      <text:p text:style-name="P6">[ <text:s/>] Fatica ad attendere, mostra impazienza </text:p>
      <text:p text:style-name="P6">[ <text:s/>] Non rispetta i turni, interviene sempre </text:p>
      <text:p text:style-name="P7">[ <text:s/>] Non tollera l'attesa, reazioni problematiche </text:p>
      <text:h text:style-name="P5" text:outline-level="3">Comprensione di scherzo e ironia</text:h>
      <text:p text:style-name="P6">[ <text:s/>] Comprende e usa scherzi in modo appropriato </text:p>
      <text:p text:style-name="P6">[ <text:s/>] Comprende scherzi semplici, partecipa </text:p>
      <text:p text:style-name="P6"><text:soft-page-break/>[ <text:s/>] Comprende solo in contesti molto chiari </text:p>
      <text:p text:style-name="P6">[ <text:s/>] Fatica a distinguere scherzo da offesa </text:p>
      <text:p text:style-name="P6">[ <text:s/>] Non comprende scherzi, li vive come aggressioni </text:p>
      <text:p text:style-name="P7">[ <text:s/>] Interpreta tutto letteralmente </text:p>
      <text:h text:style-name="P4" text:outline-level="2">COLLABORAZIONE E LAVORO DI GRUPPO</text:h>
      <text:h text:style-name="P5" text:outline-level="3">Partecipazione alle attività collettive</text:h>
      <text:p text:style-name="P6">[ <text:s/>] Partecipa sempre con entusiasmo </text:p>
      <text:p text:style-name="P6">[ <text:s/>] Partecipa volentieri e attivamente </text:p>
      <text:p text:style-name="P6">[ <text:s/>] Partecipa se sollecitato </text:p>
      <text:p text:style-name="P6">[ <text:s/>] Partecipa con riluttanza </text:p>
      <text:p text:style-name="P6">[ <text:s/>] Partecipa raramente o passivamente </text:p>
      <text:p text:style-name="P7">[ <text:s/>] Rifiuta di partecipare </text:p>
      <text:h text:style-name="P5" text:outline-level="3">Capacità di cooperazione</text:h>
      <text:p text:style-name="P6">[ <text:s/>] Coopera efficacemente, coordina il gruppo </text:p>
      <text:p text:style-name="P6">[ <text:s/>] Coopera bene, contribuisce attivamente </text:p>
      <text:p text:style-name="P6">[ <text:s/>] Coopera se guidato </text:p>
      <text:p text:style-name="P6">[ <text:s/>] Coopera con difficoltà </text:p>
      <text:p text:style-name="P6">[ <text:s/>] Coopera raramente, preferisce lavorare da solo </text:p>
      <text:p text:style-name="P7">[ <text:s/>] Non coopera, ostacola il lavoro di gruppo </text:p>
      <text:h text:style-name="P5" text:outline-level="3">Assunzione di ruoli nel gruppo</text:h>
      <text:p text:style-name="P6">[ <text:s/>] Leader positivo, guida il gruppo </text:p>
      <text:p text:style-name="P6">[ <text:s/>] Assume ruoli attivi e propositivi </text:p>
      <text:p text:style-name="P6">[ <text:s/>] Assume ruoli esecutivi </text:p>
      <text:p text:style-name="P6">[ <text:s/>] Assume ruoli marginali </text:p>
      <text:p text:style-name="P6">[ <text:s/>] Ruolo passivo, follower </text:p>
      <text:p text:style-name="P7">[ <text:s/>] Nessun ruolo o ruolo negativo </text:p>
      <text:h text:style-name="P5" text:outline-level="3">Gestione dei conflitti</text:h>
      <text:p text:style-name="P6">[ <text:s/>] Mediatore, risolve conflitti costruttivamente </text:p>
      <text:p text:style-name="P6">[ <text:s/>] Gestisce bene i conflitti, cerca soluzioni </text:p>
      <text:p text:style-name="P6">[ <text:s/>] Evita i conflitti quando possibile </text:p>
      <text:p text:style-name="P6">[ <text:s/>] Fatica a gestire i conflitti </text:p>
      <text:p text:style-name="P6">[ <text:s/>] Reagisce negativamente ai conflitti </text:p>
      <text:p text:style-name="P7">[ <text:s/>] Genera o amplifica conflitti </text:p>
      <text:h text:style-name="P5" text:outline-level="3">Condivisione spazi e materiali</text:h>
      <text:p text:style-name="P6">[ <text:s/>] Condivide spontaneamente, cura materiali comuni </text:p>
      <text:p text:style-name="P6">[ <text:s/>] Condivide volentieri se richiesto </text:p>
      <text:p text:style-name="P6">[ <text:s/>] Condivide solo con mediazione docente </text:p>
      <text:p text:style-name="P7">[ <text:s/>] Forte disagio se altri toccano i suoi oggetti </text:p>
      <text:h text:style-name="P5" text:outline-level="3"><text:soft-page-break/>Gestione compiti e potere</text:h>
      <text:p text:style-name="P6">[ <text:s/>] Delega, valorizza talenti, motiva il gruppo </text:p>
      <text:p text:style-name="P6">[ <text:s/>] Propone idee, accetta suggerimenti, responsabile </text:p>
      <text:p text:style-name="P6">[ <text:s/>] Svolge compiti assegnati senza iniziativa </text:p>
      <text:p text:style-name="P6">[ <text:s/>] Si occupa solo della propria parte </text:p>
      <text:p text:style-name="P6">[ <text:s/>] Impone visione, non accetta compromessi </text:p>
      <text:p text:style-name="P7">[ <text:s/>] Rifiuta compiti o sabota il lavoro di gruppo </text:p>
      <text:h text:style-name="P4" text:outline-level="2">RISPETTO DELLE REGOLE SOCIALI</text:h>
      <text:h text:style-name="P5" text:outline-level="3">Rispetto delle norme di convivenza</text:h>
      <text:p text:style-name="P6">[ <text:s/>] Rispetta sempre le regole, è d'esempio </text:p>
      <text:p text:style-name="P6">[ <text:s/>] Rispetta le regole costantemente </text:p>
      <text:p text:style-name="P6">[ <text:s/>] Rispetta le regole generalmente </text:p>
      <text:p text:style-name="P6">[ <text:s/>] Rispetta le regole se richiamato </text:p>
      <text:p text:style-name="P6">[ <text:s/>] Fatica a rispettare le regole </text:p>
      <text:p text:style-name="P7">[ <text:s/>] Non rispetta le regole, è oppositivo </text:p>
      <text:h text:style-name="P5" text:outline-level="3">Autocontrollo</text:h>
      <text:p text:style-name="P6">[ <text:s/>] Eccellente autocontrollo in ogni situazione </text:p>
      <text:p text:style-name="P6">[ <text:s/>] Buon autocontrollo, sa gestire le emozioni </text:p>
      <text:p text:style-name="P6">[ <text:s/>] Discreto autocontrollo nella maggior parte dei casi </text:p>
      <text:p text:style-name="P6">[ <text:s/>] Autocontrollo limitato, reazioni impulsive </text:p>
      <text:p text:style-name="P6">[ <text:s/>] Scarso autocontrollo, frequenti reazioni eccessive </text:p>
      <text:p text:style-name="P7">[ <text:s/>] Assenza di autocontrollo </text:p>
      <text:h text:style-name="P5" text:outline-level="3">Rispetto degli altri</text:h>
      <text:p text:style-name="P6">[ <text:s/>] Molto rispettoso, attento e premuroso </text:p>
      <text:p text:style-name="P6">[ <text:s/>] Rispettoso verso tutti </text:p>
      <text:p text:style-name="P6">[ <text:s/>] Generalmente rispettoso </text:p>
      <text:p text:style-name="P6">[ <text:s/>] Rispettoso solo verso alcuni </text:p>
      <text:p text:style-name="P6">[ <text:s/>] Poco rispettoso, atteggiamenti scorretti </text:p>
      <text:p text:style-name="P7">[ <text:s/>] Irrispettoso, comportamenti inadeguati </text:p>
      <text:h text:style-name="P4" text:outline-level="2">RELAZIONE CON GLI INSEGNANTI</text:h>
      <text:h text:style-name="P5" text:outline-level="3">Qualità della relazione</text:h>
      <text:p text:style-name="P6">[ <text:s/>] Relazione molto positiva, fiduciosa e collaborativa </text:p>
      <text:p text:style-name="P6">[ <text:s/>] Relazione positiva e rispettosa </text:p>
      <text:p text:style-name="P6">[ <text:s/>] Relazione corretta e adeguata </text:p>
      <text:p text:style-name="P6">[ <text:s/>] Relazione distaccata ma rispettosa </text:p>
      <text:p text:style-name="P6">[ <text:s/>] Relazione problematica, conflittuale </text:p>
      <text:p text:style-name="P7">[ <text:s/>] Relazione molto difficile o assente </text:p>
      <text:h text:style-name="P5" text:outline-level="3"><text:soft-page-break/>Richiesta di aiuto</text:h>
      <text:p text:style-name="P6">[ <text:s/>] Chiede aiuto quando necessario con naturalezza </text:p>
      <text:p text:style-name="P6">[ <text:s/>] Chiede aiuto appropriatamente </text:p>
      <text:p text:style-name="P6">[ <text:s/>] Chiede aiuto solo se incoraggiato </text:p>
      <text:p text:style-name="P6">[ <text:s/>] Raramente chiede aiuto, anche se in difficoltà </text:p>
      <text:p text:style-name="P6">[ <text:s/>] Non chiede mai aiuto </text:p>
      <text:p text:style-name="P7">[ <text:s/>] Rifiuta l'aiuto offerto </text:p>
      <text:h text:style-name="P4" text:outline-level="2">RELAZIONE CON LE FIGURE ADULTE</text:h>
      <text:h text:style-name="P5" text:outline-level="3">Tipologia di interazione</text:h>
      <text:p text:style-name="P6">[ <text:s/>] Vede l'adulto come risorsa, fiducia e apertura </text:p>
      <text:p text:style-name="P6">[ <text:s/>] Cordiale ma distaccato, solo necessità didattiche </text:p>
      <text:p text:style-name="P6">[ <text:s/>] Cerca costante conferma e rassicurazione </text:p>
      <text:p text:style-name="P6">[ <text:s/>] Testa limiti con provocazioni e sfida </text:p>
      <text:p text:style-name="P6">[ <text:s/>] Evitante, chiusura difensiva </text:p>
      <text:p text:style-name="P7">[ <text:s/>] Ricerca attenzione inappropriata o eccessiva </text:p>
      <text:h text:style-name="P5" text:outline-level="3">Risposta a richiamo e correzione</text:h>
      <text:p text:style-name="P6">[ <text:s/>] Accoglie critica, riflette e rimodula </text:p>
      <text:p text:style-name="P6">[ <text:s/>] Ascolta e si adegua prontamente </text:p>
      <text:p text:style-name="P6">[ <text:s/>] Eccessivo senso di colpa, blocco emotivo </text:p>
      <text:p text:style-name="P6">[ <text:s/>] Nega, giustifica o minimizza </text:p>
      <text:p text:style-name="P6">[ <text:s/>] Rabbia esplosiva o sfida aperta </text:p>
      <text:p text:style-name="P7">[ <text:s/>] Indifferente, non modifica comportamento </text:p>
      <text:h text:style-name="P4" text:outline-level="2">ASPETTI EMOTIVI E COMPORTAMENTALI</text:h>
      <text:h text:style-name="P5" text:outline-level="3">Espressione delle emozioni</text:h>
      <text:p text:style-name="P6">[ <text:s/>] Esprime emozioni in modo equilibrato e adeguato </text:p>
      <text:p text:style-name="P6">[ <text:s/>] Esprime emozioni appropriatamente </text:p>
      <text:p text:style-name="P6">[ <text:s/>] Esprime emozioni in modo limitato ma adeguato </text:p>
      <text:p text:style-name="P6">[ <text:s/>] Fatica a esprimere emozioni </text:p>
      <text:p text:style-name="P6">[ <text:s/>] Esprime emozioni in modo inadeguato o eccessivo </text:p>
      <text:p text:style-name="P7">[ <text:s/>] Non esprime emozioni o le esprime in modo problematico </text:p>
      <text:h text:style-name="P5" text:outline-level="3">Resilienza, gestione frustrazione ed errore</text:h>
      <text:p text:style-name="P6">[ <text:s/>] Gestisce frustrazione ed errori, cerca soluzioni riparatorie </text:p>
      <text:p text:style-name="P6">[ <text:s/>] Costruttivo anche con critiche </text:p>
      <text:p text:style-name="P6">[ <text:s/>] Ansia o ritiro sociale per fallimenti </text:p>
      <text:p text:style-name="P6">[ <text:s/>] Colpevolizza altri, evita responsabilità </text:p>
      <text:p text:style-name="P6">[ <text:s/>] Rabbia o opposizione se evidenziato l'errore </text:p>
      <text:p text:style-name="P7">[ <text:s/>] Non tollera frustrazione, necessita supporto costante </text:p>
      <text:h text:style-name="P5" text:outline-level="3"><text:soft-page-break/>Serenità emotiva</text:h>
      <text:p text:style-name="P6">[ <text:s/>] Sereno, equilibrato, positivo </text:p>
      <text:p text:style-name="P6">[ <text:s/>] Generalmente sereno e tranquillo </text:p>
      <text:p text:style-name="P6">[ <text:s/>] Abbastanza sereno, occasionali ansie </text:p>
      <text:p text:style-name="P6">[ <text:s/>] Spesso ansioso o preoccupato </text:p>
      <text:p text:style-name="P6">[ <text:s/>] Frequente disagio emotivo </text:p>
      <text:p text:style-name="P7">[ <text:s/>] Costante malessere emotivo </text:p>
      <text:h text:style-name="P5" text:outline-level="3">Comportamenti problematici</text:h>
      <text:p text:style-name="P6">[ <text:s/>] Nessun comportamento problematico </text:p>
      <text:p text:style-name="P6">[ <text:s/>] Rarissimi comportamenti inappropriati </text:p>
      <text:p text:style-name="P6">[ <text:s/>] Occasionali comportamenti da correggere </text:p>
      <text:p text:style-name="P6">[ <text:s/>] Frequenti comportamenti problematici </text:p>
      <text:p text:style-name="P6">[ <text:s/>] Comportamenti problematici costanti </text:p>
      <text:p text:style-name="P7">[ <text:s/>] Comportamenti che richiedono intervento immediato e specialistico</text:p>
      <text:h text:style-name="P4" text:outline-level="2">DIMENSIONE EMOTIVA E AUTOREGOLAZIONE</text:h>
      <text:h text:style-name="P5" text:outline-level="3">Teoria della Mente e Consapevolezza</text:h>
      <text:p text:style-name="P6">[ <text:s/>] Alta metacognizione, regola comportamento in base agli altri </text:p>
      <text:p text:style-name="P6">[ <text:s/>] Identifica emozioni anche da segnali deboli </text:p>
      <text:p text:style-name="P6">[ <text:s/>] Coglie stati d'animo, fatica a modulare risposta </text:p>
      <text:p text:style-name="P6">[ <text:s/>] Visione egocentrata delle situazioni </text:p>
      <text:p text:style-name="P6">[ <text:s/>] Interpreta erroneamente intenzioni altrui </text:p>
      <text:p text:style-name="P7">[ <text:s/>] Non consapevole dell'effetto sul gruppo </text:p>
      <text:h text:style-name="P4" text:outline-level="2">AUTONOMIA SOCIALE</text:h>
      <text:h text:style-name="P5" text:outline-level="3">Gestione delle transizioni</text:h>
      <text:p text:style-name="P6">[ <text:s/>] Gestisce autonomamente passaggi tra attività/spazi </text:p>
      <text:p text:style-name="P6">[ <text:s/>] Si adatta con qualche indicazione verbale </text:p>
      <text:p text:style-name="P6">[ <text:s/>] Necessita di preavviso e preparazione </text:p>
      <text:p text:style-name="P6">[ <text:s/>] Manifesta disagio ma si adegua con supporto </text:p>
      <text:p text:style-name="P6">[ <text:s/>] Oppone resistenza ai cambiamenti </text:p>
      <text:p text:style-name="P7">[ <text:s/>] Richiede routine rigide, transizioni molto problematiche </text:p>
      <text:h text:style-name="P5" text:outline-level="3">Gestione delle situazioni sociali nuove</text:h>
      <text:p text:style-name="P6">[ <text:s/>] Si adatta con facilità, molto disinvolto </text:p>
      <text:p text:style-name="P6">[ <text:s/>] Si adatta bene a situazioni nuove </text:p>
      <text:p text:style-name="P6">[ <text:s/>] Si adatta con supporto iniziale </text:p>
      <text:p text:style-name="P6">[ <text:s/>] Fatica ad adattarsi, ansioso </text:p>
      <text:p text:style-name="P6">[ <text:s/>] Grande difficoltà in situazioni nuove </text:p>
      <text:p text:style-name="P7">[ <text:s/>] Rifiuta o evita situazioni nuove </text:p>
      <text:h text:style-name="P5" text:outline-level="3"><text:soft-page-break/>Capacità di problem solving sociale</text:h>
      <text:p text:style-name="P6">[ <text:s/>] Risolve autonomamente problemi relazionali </text:p>
      <text:p text:style-name="P6">[ <text:s/>] Trova soluzioni adeguate con autonomia </text:p>
      <text:p text:style-name="P6">[ <text:s/>] Risolve problemi semplici autonomamente </text:p>
      <text:p text:style-name="P6">[ <text:s/>] Necessita di guida nella risoluzione </text:p>
      <text:p text:style-name="P6">[ <text:s/>] Necessita di aiuto costante </text:p>
      <text:p text:style-name="P7">[ <text:s/>] Non riesce a risolvere problemi sociali </text:p>
      <text:h text:style-name="P5" text:outline-level="3">Iniziativa nell'organizzare attività</text:h>
      <text:p text:style-name="P6">[ <text:s/>] Organizza e propone attività per il gruppo </text:p>
      <text:p text:style-name="P6">[ <text:s/>] Propone idee e attività </text:p>
      <text:p text:style-name="P6">[ <text:s/>] Partecipa all'organizzazione se coinvolto </text:p>
      <text:p text:style-name="P6">[ <text:s/>] Raramente propone iniziative </text:p>
      <text:p text:style-name="P6">[ <text:s/>] Non propone mai iniziative </text:p>
      <text:p text:style-name="P7">[ <text:s/>] Ostacola iniziative altrui </text:p>
      <text:h text:style-name="P4" text:outline-level="2">RESILIENZA E NEGOZIAZIONE SOCIALE</text:h>
      <text:h text:style-name="P5" text:outline-level="3">Gestione del "No" ricevuto</text:h>
      <text:p text:style-name="P6">[ <text:s/>] Accetta rifiuto con maturità </text:p>
      <text:p text:style-name="P6">[ <text:s/>] Negozia o propone alternative </text:p>
      <text:p text:style-name="P6">[ <text:s/>] Vittimismo, chiusura o isolamento </text:p>
      <text:p text:style-name="P6">[ <text:s/>] Rabbia, risentimento o insistenza </text:p>
      <text:p text:style-name="P6">[ <text:s/>] Cerca mediazione adulto </text:p>
      <text:p text:style-name="P7">[ <text:s/>] Rinuncia senza confronto </text:p>
      <text:h text:style-name="P5" text:outline-level="3">Capacità di persuasione e influenza</text:h>
      <text:p text:style-name="P6">[ <text:s/>] Convince con argomentazioni logiche e pertinenti </text:p>
      <text:p text:style-name="P6">[ <text:s/>] Influenza positiva tramite carisma o esempio </text:p>
      <text:p text:style-name="P6">[ <text:s/>] Manipolazione, ricatto emotivo o imposizione </text:p>
      <text:p text:style-name="P6">[ <text:s/>] Si adegua sempre, nessuna influenza </text:p>
      <text:p text:style-name="P6">[ <text:s/>] Idee valide, fatica a comunicarle </text:p>
      <text:p text:style-name="P7">[ <text:s/>] Usa consenso per escludere altri </text:p>
      <text:h text:style-name="P4" text:outline-level="2">VARIABILI AMBIENTALI E CONTESTUALI</text:h>
      <text:h text:style-name="P5" text:outline-level="3">Comportamento in base al setting</text:h>
      <text:p text:style-name="P6">[ <text:s/>] Rispetta confini e aspettative del setting strutturato </text:p>
      <text:p text:style-name="P6">[ <text:s/>] Calo autocontrollo in contesti non strutturati </text:p>
      <text:p text:style-name="P6">[ <text:s/>] Flessibile in uscite didattiche, gestisce cambiamenti </text:p>
      <text:p text:style-name="P6">[ <text:s/>] Ansia o rigidità ai cambiamenti imprevisti </text:p>
      <text:p text:style-name="P6">[ <text:s/>] Timidezza inibitoria con estranei </text:p>
      <text:p text:style-name="P6">[ <text:s/>] Esibizionismo con estranei </text:p>
      <text:p text:style-name="P7">[ <text:s/>] Adatta comportamento fluidamente ai contesti </text:p>
      <text:h text:style-name="P5" text:outline-level="3"><text:soft-page-break/>Risposta a stimoli sensoriali e fisici</text:h>
      <text:p text:style-name="P6">[ <text:s/>] Tollera brusio, mantiene concentrazione </text:p>
      <text:p text:style-name="P6">[ <text:s/>] Sovraccarico sensoriale con rumore/movimento </text:p>
      <text:p text:style-name="P6">[ <text:s/>] Accetta contatto fisico naturalmente </text:p>
      <text:p text:style-name="P6">[ <text:s/>] Cerca contatto fisico in modo invasivo </text:p>
      <text:p text:style-name="P6">[ <text:s/>] Evita contatto fisico, fastidio se toccato </text:p>
      <text:p text:style-name="P7">[ <text:s/>] Sensibile a stimoli ambientali (luci, odori, temperatura) </text:p>
      <text:h text:style-name="P4" text:outline-level="2">ELEMENTI DI OSSERVAZIONE SPECIFICA</text:h>
      <text:h text:style-name="P5" text:outline-level="3">Preferenze relazionali</text:h>
      <text:p text:style-name="P6">[ <text:s/>] Relazioni ampie e diversificate </text:p>
      <text:p text:style-name="P6">[ <text:s/>] Relazioni con tutto il gruppo classe </text:p>
      <text:p text:style-name="P6">[ <text:s/>] Piccolo gruppo stabile di amici </text:p>
      <text:p text:style-name="P6">[ <text:s/>] Relazioni prevalentemente con adulti </text:p>
      <text:p text:style-name="P6">[ <text:s/>] Relazioni solo con alcuni specifici compagni </text:p>
      <text:p text:style-name="P7">[ <text:s/>] Preferenza per la solitudine </text:p>
      <text:h text:style-name="P5" text:outline-level="3">Contesti di maggior benessere</text:h>
      <text:p text:style-name="P6">[ <text:s/>] Attività di grande gruppo </text:p>
      <text:p text:style-name="P6">[ <text:s/>] Lavori di gruppo strutturati </text:p>
      <text:p text:style-name="P6">[ <text:s/>] Piccoli gruppi </text:p>
      <text:p text:style-name="P6">[ <text:s/>] Attività a coppie </text:p>
      <text:p text:style-name="P6">[ <text:s/>] Lavoro individuale </text:p>
      <text:p text:style-name="P7">[ <text:s/>] Nessun contesto specifico </text:p>
      <text:h text:style-name="P5" text:outline-level="3">Bisogni emersi</text:h>
      <text:p text:style-name="P6">[ <text:s/>] Nessun bisogno particolare </text:p>
      <text:p text:style-name="P6">[ <text:s/>] Maggiori opportunità di leadership </text:p>
      <text:p text:style-name="P6">[ <text:s/>] Supporto per sviluppare sicurezza </text:p>
      <text:p text:style-name="P6">[ <text:s/>] Mediazione nei conflitti </text:p>
      <text:p text:style-name="P6">[ <text:s/>] Sviluppo competenze sociali </text:p>
      <text:p text:style-name="P7">[ <text:s/>] Intervento specialistico </text:p>
      <text:h text:style-name="P5" text:outline-level="3">Evoluzione nel tempo</text:h>
      <text:p text:style-name="P6">[ <text:s/>] Miglioramento significativo e costante </text:p>
      <text:p text:style-name="P6">[ <text:s/>] Miglioramento graduale </text:p>
      <text:p text:style-name="P6">[ <text:s/>] Situazione stabile positiva </text:p>
      <text:p text:style-name="P6">[ <text:s/>] Situazione stabile con criticità </text:p>
      <text:p text:style-name="P6">[ <text:s/>] Peggioramento graduale </text:p>
      <text:p text:style-name="P9">[ <text:s/>] Situazione critica in peggioramento </text:p>
      <text:p text:style-name="P9"/>
      <text:p text:style-name="P9"/>
      <text:p text:style-name="P9"/>
      <text:p text:style-name="P10"><text:soft-page-break/>OSSERVAZIONI QUALITATIVE SPECIFICHE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Situazioni particolari osservate: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2">Comportamenti significativi non classificabili: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Strategie efficaci individuate: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Elementi contestuali rilevanti (famiglia, eventi, ecc.):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Note evolutive e progressi osservati: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8:04:37.952074490</meta:creation-date>
    <dc:date>2026-01-14T19:08:56.072698739</dc:date>
    <meta:editing-duration>PT47M36S</meta:editing-duration>
    <meta:editing-cycles>10</meta:editing-cycles>
    <meta:generator>LibreOffice/25.2.3.2$Linux_X86_64 LibreOffice_project/520$Build-2</meta:generator>
    <meta:print-date>2026-01-14T18:28:18.097354540</meta:print-date>
    <meta:printed-by>File PDF</meta:printed-by>
    <meta:document-statistic meta:table-count="0" meta:image-count="0" meta:object-count="0" meta:page-count="10" meta:paragraph-count="337" meta:word-count="2040" meta:character-count="13223" meta:non-whitespace-character-count="10982"/>
  </office:meta>
</office:document-meta>
</file>